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5fdd8" officeooo:paragraph-rsid="0015fdd8"/>
    </style:style>
    <style:style style:name="P2" style:family="paragraph" style:parent-style-name="Standard">
      <style:paragraph-properties fo:text-align="justify" style:justify-single-word="false"/>
      <style:text-properties style:text-underline-style="solid" style:text-underline-width="auto" style:text-underline-color="font-color" officeooo:rsid="0006285b" officeooo:paragraph-rsid="001b9619"/>
    </style:style>
    <style:style style:name="P3" style:family="paragraph" style:parent-style-name="Standard">
      <style:text-properties style:text-underline-style="solid" style:text-underline-width="auto" style:text-underline-color="font-color" officeooo:rsid="00051971" officeooo:paragraph-rsid="001b9619"/>
    </style:style>
    <style:style style:name="P4" style:family="paragraph" style:parent-style-name="Standard">
      <style:text-properties style:text-underline-style="none" officeooo:rsid="00051971" officeooo:paragraph-rsid="001b9619"/>
    </style:style>
    <style:style style:name="T1" style:family="text">
      <style:text-properties officeooo:rsid="0017188c"/>
    </style:style>
    <style:style style:name="T2" style:family="text">
      <style:text-properties officeooo:rsid="0018eb26"/>
    </style:style>
    <style:style style:name="T3" style:family="text">
      <style:text-properties officeooo:rsid="001aa593"/>
    </style:style>
    <style:style style:name="T4" style:family="text">
      <style:text-properties officeooo:rsid="001b7731"/>
    </style:style>
    <style:style style:name="T5" style:family="text">
      <style:text-properties style:text-underline-style="none"/>
    </style:style>
    <style:style style:name="T6" style:family="text">
      <style:text-properties style:text-underline-style="none" officeooo:rsid="0007d9a0"/>
    </style:style>
    <style:style style:name="T7" style:family="text">
      <style:text-properties style:text-underline-style="none" officeooo:rsid="000f8c4d"/>
    </style:style>
    <style:style style:name="T8" style:family="text">
      <style:text-properties style:text-underline-style="none" officeooo:rsid="0008a9ef"/>
    </style:style>
    <style:style style:name="T9" style:family="text">
      <style:text-properties style:text-underline-style="none" officeooo:rsid="000c3ec1"/>
    </style:style>
    <style:style style:name="T10" style:family="text">
      <style:text-properties style:text-underline-style="none" officeooo:rsid="000e1e29"/>
    </style:style>
    <style:style style:name="T11" style:family="text">
      <style:text-properties style:text-underline-style="none" officeooo:rsid="00126394"/>
    </style:style>
    <style:style style:name="T12" style:family="text">
      <style:text-properties style:text-underline-style="none" officeooo:rsid="00101448"/>
    </style:style>
    <style:style style:name="T13" style:family="text">
      <style:text-properties style:text-underline-style="none" officeooo:rsid="00119da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ver since the dawn of men the gods have watched the development of mankind. Curiously they watched humaminty go from sticks and stones to using machinery to feed the masses. They would occasionaly speak to some select humans to stir things up a bit, but appart from that would not interfere and simply watch things unfold. That was until one faithful day a group of a humans - convinced that there were gods they needed to speak to - built a large tower reaching far into the sky so they could reach the gods in the heavens. <text:span text:style-name="T1">In their arrogance the gods thought it impossible that the humans would ever be able to reach them. After years and year of building the tower however, the humans got extremely close to the realm of the gods. Enraged by the humans the gods decided to put a stop to their endeavors and rewinded time by a thousand years, throwing them back into a time of using sticks and stones, so they couldnt climb the tower anymore. From that point onward this cycle would repeat every thousand years, dooming humanity </text:span><text:span text:style-name="T2">to</text:span><text:span text:style-name="T1"> </text:span><text:span text:style-name="T2">relive the dawn of men anew. </text:span><text:span text:style-name="T3">As a reminder of humanities arrogance beeing their downfall the gods would however leave the tower whole.</text:span><text:span text:style-name="T2"> </text:span><text:span text:style-name="T3">One chosen person would exist ever</text:span><text:span text:style-name="T4">y</text:span><text:span text:style-name="T3"> millenia that had the power of a mysterious stone that absorbed itself into their body and granted the person immense power and immortality. Ever millenia that one chosen person would dedicate their life towards climbing the tower only to fail to reach the tower before the thousand year </text:span><text:span text:style-name="T4">s</text:span><text:span text:style-name="T3">went by and beeing removed from the earth alongside humanity, only for the mysterious stone to remain.</text:span></text:p>
      <text:p text:style-name="P1"/>
      <text:p text:style-name="P3">Protagonist Backstory:<text:span text:style-name="T5"> </text:span></text:p>
      <text:p text:style-name="P4"/>
      <text:p text:style-name="P2"><text:span text:style-name="T5">Being abandoned by his mother at birth and left by himself in the middle of nowhere he was picked up by traveling merchants. </text:span><text:span text:style-name="T6">Raised by them he learned much about the different cultures in different towns, seeing people from all walks of life and was faced with all the hardships and fortune that people experienced. He was a hardworking helper for the merchant</text:span><text:span text:style-name="T7">s</text:span><text:span text:style-name="T6"> doing whatever he was asked of. </text:span><text:span text:style-name="T8">When one night camping in his travels tragedy struck. </text:span><text:span text:style-name="T9">A storm came up and his tent was hit by lightning setting everything on fire. When he tried to escape he saw the rest of the camp already burnt to the ground and not a living soul around. Running for his life in some unknown woods he </text:span><text:span text:style-name="T10">stumbled over a small object (gem-like?). He felt compelled to pick it up and inspect it. What looked like some ancient artifact suddenly started to glow and he was unable to move. </text:span><text:span text:style-name="T11">The artifact slowly started to merge into his body</text:span><text:span text:style-name="T10"> and he was completely paralyzed and </text:span><text:span text:style-name="T11">he was suddenly struck by lightning</text:span><text:span text:style-name="T10">. When he woke </text:span><text:span text:style-name="T12">up</text:span><text:span text:style-name="T10"> after what felt like sleeping for days he started to look for any signs of human civilization. He realized that he had no injuries whatsoever. After hours of walking he found a lone settler named Joe that offered to help him. After get</text:span><text:span text:style-name="T13">t</text:span><text:span text:style-name="T10">ing to know each other and him helping Joe in his little settlement, Joe offered him to join his settlement to which he agreed.</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20:50:01.826000000</meta:creation-date>
    <dc:date>2021-12-26T10:31:01.080000000</dc:date>
    <meta:editing-duration>PT23M23S</meta:editing-duration>
    <meta:editing-cycles>4</meta:editing-cycles>
    <meta:generator>LibreOffice/7.0.4.2$Windows_X86_64 LibreOffice_project/dcf040e67528d9187c66b2379df5ea4407429775</meta:generator>
    <meta:document-statistic meta:table-count="0" meta:image-count="0" meta:object-count="0" meta:page-count="1" meta:paragraph-count="3" meta:word-count="532" meta:character-count="2986" meta:non-whitespace-character-count="2456"/>
  </office:meta>
</office:document-meta>
</file>